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d1d0a" officeooo:paragraph-rsid="000d1d0a" style:font-size-asian="13.1000003814697pt" style:font-size-complex="15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0ed3da" officeooo:paragraph-rsid="000ed3da" style:font-size-asian="10.5pt" style:font-size-complex="12pt"/>
    </style:style>
    <style:style style:name="P3" style:family="paragraph" style:parent-style-name="Standard" style:list-style-name="L2">
      <style:text-properties fo:font-size="12pt" style:text-underline-style="solid" style:text-underline-width="auto" style:text-underline-color="font-color" officeooo:rsid="000ed3da" officeooo:paragraph-rsid="000ed3da" style:font-size-asian="10.5pt" style:font-size-complex="12pt"/>
    </style:style>
    <style:style style:name="P4" style:family="paragraph" style:parent-style-name="Standard" style:list-style-name="L2">
      <style:text-properties fo:font-size="12pt" style:text-underline-style="solid" style:text-underline-width="auto" style:text-underline-color="font-color" officeooo:rsid="000f1f90" officeooo:paragraph-rsid="000f1f90" style:font-size-asian="10.5pt" style:font-size-complex="12pt"/>
    </style:style>
    <style:style style:name="P5" style:family="paragraph" style:parent-style-name="Standard" style:list-style-name="L2">
      <style:text-properties fo:font-size="12pt" style:text-underline-style="solid" style:text-underline-width="auto" style:text-underline-color="font-color" officeooo:rsid="0010dcad" officeooo:paragraph-rsid="0010dcad" style:font-size-asian="10.5pt" style:font-size-complex="12pt"/>
    </style:style>
    <style:style style:name="P6" style:family="paragraph" style:parent-style-name="Standard" style:list-style-name="L2">
      <style:text-properties fo:font-size="12pt" style:text-underline-style="solid" style:text-underline-width="auto" style:text-underline-color="font-color" officeooo:rsid="0012937d" officeooo:paragraph-rsid="0012937d" style:font-size-asian="10.5pt" style:font-size-complex="12pt"/>
    </style:style>
    <style:style style:name="P7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10dcad" officeooo:paragraph-rsid="0010dca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12937d" officeooo:paragraph-rsid="0012937d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1f90"/>
    </style:style>
    <style:style style:name="T3" style:family="text">
      <style:text-properties style:text-underline-style="none" officeooo:rsid="0010dca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position="super 58%" style:text-underline-style="none"/>
    </style:style>
    <style:style style:name="T7" style:family="text">
      <style:text-properties style:text-position="0% 100%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8/27 ~ Indo-European Languages</text:p>
      <text:p text:style-name="P1"><text:span text:style-name="T1"/></text:p>
      <text:p text:style-name="P2"><text:span text:style-name="T1">Indo-European sub-languages:</text:span></text:p>
      <text:list text:style-name="L2">
        <text:list-item>
          <text:p text:style-name="P3"><text:span text:style-name="T1">Balto-Slavic</text:span></text:p>
        </text:list-item>
        <text:list-item>
          <text:p text:style-name="P3"><text:span text:style-name="T1">Germanic</text:span></text:p>
        </text:list-item>
        <text:list-item>
          <text:p text:style-name="P3"><text:span text:style-name="T1">Romantic</text:span></text:p>
        </text:list-item>
        <text:list-item>
          <text:p text:style-name="P3"><text:span text:style-name="T1">Indo-Iranian</text:span></text:p>
        </text:list-item>
        <text:list-item>
          <text:p text:style-name="P3"><text:span text:style-name="T1">Armenian 1</text:span></text:p>
        </text:list-item>
        <text:list-item>
          <text:p text:style-name="P3"><text:span text:style-name="T1">Greek 1</text:span></text:p>
        </text:list-item>
        <text:list-item>
          <text:p text:style-name="P3"><text:span text:style-name="T1">Albanian 1</text:span></text:p>
        </text:list-item>
        <text:list-item>
          <text:p text:style-name="P3"><text:span text:style-name="T1">Celtic</text:span></text:p>
        </text:list-item>
      </text:list>
      <text:p text:style-name="P2"><text:span text:style-name="T1"/></text:p>
      <text:list text:continue-numbering="true" text:style-name="L2">
        <text:list-item>
          <text:p text:style-name="P3"><text:span text:style-name="T1">In Italy, Latin speaking Romans conquered all of the surrounding languages. Empires and conquest tend to wipe out linguistic diversity</text:span></text:p>
        </text:list-item>
        <text:list-item>
          <text:p text:style-name="P3"><text:span text:style-name="T1">Etruscan writing found on Egyptian mummy after it was wrapped from old cloth</text:span></text:p>
        </text:list-item>
        <text:list-item>
          <text:p text:style-name="P3"><text:span text:style-name="T1">Hittite is the oldest documented European language, probably in Turkey</text:span></text:p>
          <text:list>
            <text:list-item>
              <text:p text:style-name="P3"><text:span text:style-name="T1">Cuneiform script </text:span><text:span text:style-name="T2">borrowed from middle east</text:span></text:p>
            </text:list-item>
          </text:list>
        </text:list-item>
        <text:list-item>
          <text:p text:style-name="P4"><text:span text:style-name="T1">Battle of Khadesh (1274 BC) treaty translatable from both hieroglyphs and Hittite. </text:span></text:p>
        </text:list-item>
        <text:list-item>
          <text:p text:style-name="P4"><text:span text:style-name="T1">Celtic language expansion and contraction </text:span></text:p>
        </text:list-item>
        <text:list-item>
          <text:p text:style-name="P4"><text:span text:style-name="T1">Gothic is the earliest translated and attested Germanic language. Bible translation in the 3</text:span><text:span text:style-name="T6">rd</text:span><text:span text:style-name="T1"> century</text:span></text:p>
        </text:list-item>
        <text:list-item>
          <text:p text:style-name="P4"><text:span text:style-name="T1">Modern Indo-European language families</text:span></text:p>
          <text:list>
            <text:list-item>
              <text:p text:style-name="P4"><text:span text:style-name="T1">Case system</text:span></text:p>
              <text:list>
                <text:list-item>
                  <text:p text:style-name="P5"><text:span text:style-name="T4">Roles</text:span><text:span text:style-name="T1"> Example: The boy (subject) gave the book (dir obj) to the teacher (ind obj). His (possessor) book.</text:span></text:p>
                </text:list-item>
                <text:list-item>
                  <text:p text:style-name="P5"><text:span text:style-name="T1">Case markers indicate the role of the noun or pronoun in the sentence (even out of context). Hi</text:span><text:span text:style-name="T4">m</text:span><text:span text:style-name="T5">. Hi</text:span><text:span text:style-name="T4">s</text:span><text:span text:style-name="T5">. Teacher</text:span><text:span text:style-name="T4">’s</text:span><text:span text:style-name="T5">. </text:span></text:p>
                </text:list-item>
                <text:list-item>
                  <text:p text:style-name="P5"><text:span text:style-name="T5">In English there is a fixed word order, most languages have case markers instead. </text:span></text:p>
                </text:list-item>
                <text:list-item>
                  <text:p text:style-name="P5"><text:span text:style-name="T5">Cases: apply to nouns</text:span></text:p>
                  <text:list>
                    <text:list-item>
                      <text:p text:style-name="P5"><text:span text:style-name="T8">Nominative</text:span><text:span text:style-name="T5"> = </text:span><text:span text:style-name="T4">subject</text:span><text:span text:style-name="T5"> of sentence = </text:span><text:span text:style-name="T4">John</text:span><text:span text:style-name="T5"> works, </text:span><text:span text:style-name="T4">John</text:span><text:span text:style-name="T5"> likes pasta</text:span></text:p>
                    </text:list-item>
                    <text:list-item>
                      <text:p text:style-name="P5"><text:span text:style-name="T8">Accusative</text:span><text:span text:style-name="T5"> = </text:span><text:span text:style-name="T4">direct object</text:span><text:span text:style-name="T5"> of sentence = John likes </text:span><text:span text:style-name="T4">spaghetti</text:span></text:p>
                    </text:list-item>
                    <text:list-item>
                      <text:p text:style-name="P7">Genitive<text:span text:style-name="T1"> = the noun </text:span><text:span text:style-name="T4">possesses</text:span><text:span text:style-name="T1"> something = The spaghetti </text:span><text:span text:style-name="T4">of the cook / the cook’s</text:span><text:span text:style-name="T1"> spaghetti</text:span></text:p>
                    </text:list-item>
                    <text:list-item>
                      <text:p text:style-name="P7">Locative<text:span text:style-name="T1"> = something is located </text:span><text:span text:style-name="T4">at/in/on the noun</text:span><text:span text:style-name="T1">. The spaghetti is </text:span><text:span text:style-name="T4">on the table.</text:span></text:p>
                    </text:list-item>
                    <text:list-item>
                      <text:p text:style-name="P7">Instrumental<text:span text:style-name="T1"> <text:s/>= someone does something </text:span><text:span text:style-name="T4">with/using the noun = </text:span><text:span text:style-name="T1">he made the spaghetti </text:span><text:span text:style-name="T4">with a pot</text:span></text:p>
                    </text:list-item>
                  </text:list>
                </text:list-item>
                <text:list-item>
                  <text:p text:style-name="P8"><text:span text:style-name="T1">Noun endings: Amicus canit = </text:span><text:span text:style-name="T4">(the/a) friend</text:span><text:span text:style-name="T1"> sings. Ego cano amico = I sing</text:span><text:span text:style-name="T4"> to (the/a) friend </text:span></text:p>
                </text:list-item>
              </text:list>
            </text:list-item>
            <text:list-item>
              <text:p text:style-name="P4"><text:span text:style-name="T1">Gender system (Russian/</text:span><text:span text:style-name="T3">German</text:span><text:span text:style-name="T1"> has 3 </text:span><text:span text:style-name="T3">(m/f/neutral) </text:span><text:span text:style-name="T1">, romance languages typically have 2 </text:span><text:span text:style-name="T3">(m/f)</text:span><text:span text:style-name="T1">)</text:span></text:p>
            </text:list-item>
          </text:list>
        </text:list-item>
        <text:list-item>
          <text:p text:style-name="P6"><text:span text:style-name="T1">Lithuanian vs English – most vs least conservative of the proto language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4:25:19.547428665</meta:creation-date>
    <dc:date>2025-08-27T15:18:56.442413307</dc:date>
    <meta:editing-duration>PT6M3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298" meta:character-count="1731" meta:non-whitespace-character-count="1486"/>
  </office:meta>
</office:document-meta>
</file>